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62cm" svg:height="1.868cm" svg:x="3.084cm" svg:y="8.901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2" draw:end-glue-point="8" svg:d="M10273 12434c2723 0 4084-520 4084-1562" svg:viewBox="0 0 4085 1563">
          <text:p/>
        </draw:connector>
        <draw:connector draw:style-name="gr4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853cm" svg:height="0.962cm" svg:x="2.274cm" svg:y="9.279cm">
          <draw:text-box>
            <text:p>e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  <draw:connector draw:style-name="gr8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11:25.232502746</dc:date>
    <dc:creator>elucterio </dc:creator>
    <meta:editing-duration>PT45M55S</meta:editing-duration>
    <meta:editing-cycles>13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9</mn>
    </mrow>
    <annotation encoding="StarMath 5.0">sum p_i = 29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7</mn>
    </mrow>
    <annotation encoding="StarMath 5.0">sum q_i = 27 </annotation>
  </semantics>
</math>
</file>